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office:value-type="float" office:value="1108">
            <text:p>1108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>
            <text:p/>
          </table:table-cell>
          <table:table-cell table:formula="of:=IF(AND([.B2]&gt;[.D2];[.C2]=0);1;&quot;&quot;)" office:value-type="float" office:value="1">
            <text:p>1</text:p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164">
            <text:p>1164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754">
            <text:p>754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 office:value-type="float" office:value="1">
            <text:p>1</text:p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505">
            <text:p>1505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>
            <text:p/>
          </table:table-cell>
          <table:table-cell table:formula="of:=IF(AND([.B5]&gt;[.D5];[.C5]=0);1;&quot;&quot;)" office:value-type="float" office:value="1">
            <text:p>1</text:p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37">
            <text:p>837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787">
            <text:p>787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 office:value-type="float" office:value="1">
            <text:p>1</text:p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025">
            <text:p>1025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 office:value-type="float" office:value="1">
            <text:p>1</text:p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458">
            <text:p>1458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61">
            <text:p>661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 office:value-type="float" office:value="1">
            <text:p>1</text:p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2510">
            <text:p>12510</text:p>
          </table:table-cell>
          <table:table-cell office:value-type="float" office:value="12965">
            <text:p>1296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82">
            <text:p>1982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office:value-type="float" office:value="1325">
            <text:p>1325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2752">
            <text:p>2752</text:p>
          </table:table-cell>
          <table:table-cell office:value-type="float" office:value="2907">
            <text:p>290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 office:value-type="float" office:value="1">
            <text:p>1</text:p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688">
            <text:p>1688</text:p>
          </table:table-cell>
          <table:table-cell office:value-type="float" office:value="1770">
            <text:p>1770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24">
            <text:p>1224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 office:value-type="float" office:value="1">
            <text:p>1</text:p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5">
            <text:p>1735</text:p>
          </table:table-cell>
          <table:table-cell office:value-type="float" office:value="1726">
            <text:p>1726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86">
            <text:p>118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213">
            <text:p>121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 office:value-type="float" office:value="1">
            <text:p>1</text:p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201">
            <text:p>4201</text:p>
          </table:table-cell>
          <table:table-cell office:value-type="float" office:value="4275">
            <text:p>4275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91">
            <text:p>1191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214">
            <text:p>1214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 office:value-type="float" office:value="1">
            <text:p>1</text:p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875">
            <text:p>4875</text:p>
          </table:table-cell>
          <table:table-cell office:value-type="float" office:value="0">
            <text:p>0</text:p>
          </table:table-cell>
          <table:table-cell office:value-type="float" office:value="4833">
            <text:p>4833</text:p>
          </table:table-cell>
          <table:table-cell office:value-type="float" office:value="4960">
            <text:p>496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90">
            <text:p>459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481">
            <text:p>6481</text:p>
          </table:table-cell>
          <table:table-cell office:value-type="float" office:value="6790">
            <text:p>679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8310">
            <text:p>18310</text:p>
          </table:table-cell>
          <table:table-cell office:value-type="float" office:value="0">
            <text:p>0</text:p>
          </table:table-cell>
          <table:table-cell office:value-type="float" office:value="18145">
            <text:p>18145</text:p>
          </table:table-cell>
          <table:table-cell office:value-type="float" office:value="19200">
            <text:p>1920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650">
            <text:p>2650</text:p>
          </table:table-cell>
          <table:table-cell office:value-type="float" office:value="2772">
            <text:p>2772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 office:value-type="float" office:value="1">
            <text:p>1</text:p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77">
            <text:p>1877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1100">
            <text:p>1100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355">
            <text:p>4355</text:p>
          </table:table-cell>
          <table:table-cell office:value-type="float" office:value="0">
            <text:p>0</text:p>
          </table:table-cell>
          <table:table-cell office:value-type="float" office:value="4219">
            <text:p>4219</text:p>
          </table:table-cell>
          <table:table-cell office:value-type="float" office:value="4510">
            <text:p>4510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773">
            <text:p>4773</text:p>
          </table:table-cell>
          <table:table-cell office:value-type="float" office:value="5050">
            <text:p>505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813">
            <text:p>813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930">
            <text:p>1930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919">
            <text:p>1919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formula="of:=IF(AND([.B33]&gt;[.E33];[.C33]=0);1;&quot;&quot;)" office:value-type="float" office:value="1">
            <text:p>1</text:p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2171">
            <text:p>2171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69">
            <text:p>2669</text:p>
          </table:table-cell>
          <table:table-cell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2664">
            <text:p>2664</text:p>
          </table:table-cell>
          <table:table-cell table:formula="of:=IF(AND([.B35]&gt;[.E35];[.C35]=0);1;&quot;&quot;)" office:value-type="float" office:value="1">
            <text:p>1</text:p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12">
            <text:p>2112</text:p>
          </table:table-cell>
          <table:table-cell office:value-type="float" office:value="2124">
            <text:p>2124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77">
            <text:p>1177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office:value-type="float" office:value="3863">
            <text:p>3863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 office:value-type="float" office:value="1">
            <text:p>1</text:p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672">
            <text:p>1672</text:p>
          </table:table-cell>
          <table:table-cell office:value-type="float" office:value="0">
            <text:p>0</text:p>
          </table:table-cell>
          <table:table-cell office:value-type="float" office:value="1653">
            <text:p>1653</text:p>
          </table:table-cell>
          <table:table-cell office:value-type="float" office:value="1719">
            <text:p>1719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 office:value-type="float" office:value="1">
            <text:p>1</text:p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27">
            <text:p>2627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430">
            <text:p>8430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8400">
            <text:p>840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050">
            <text:p>7050</text:p>
          </table:table-cell>
          <table:table-cell office:value-type="float" office:value="0">
            <text:p>0</text:p>
          </table:table-cell>
          <table:table-cell office:value-type="float" office:value="7020">
            <text:p>7020</text:p>
          </table:table-cell>
          <table:table-cell office:value-type="float" office:value="7190">
            <text:p>719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442">
            <text:p>1442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 office:value-type="float" office:value="1">
            <text:p>1</text:p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788">
            <text:p>1788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 office:value-type="float" office:value="1">
            <text:p>1</text:p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235">
            <text:p>3235</text:p>
          </table:table-cell>
          <table:table-cell office:value-type="float" office:value="0">
            <text:p>0</text:p>
          </table:table-cell>
          <table:table-cell office:value-type="float" office:value="3180">
            <text:p>3180</text:p>
          </table:table-cell>
          <table:table-cell office:value-type="float" office:value="3330">
            <text:p>3330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 office:value-type="float" office:value="1">
            <text:p>1</text:p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2589">
            <text:p>2589</text:p>
          </table:table-cell>
          <table:table-cell office:value-type="float" office:value="2627">
            <text:p>2627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445">
            <text:p>3445</text:p>
          </table:table-cell>
          <table:table-cell office:value-type="float" office:value="0">
            <text:p>0</text:p>
          </table:table-cell>
          <table:table-cell office:value-type="float" office:value="3430">
            <text:p>3430</text:p>
          </table:table-cell>
          <table:table-cell office:value-type="float" office:value="3505">
            <text:p>3505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46">
            <text:p>246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 office:value-type="float" office:value="1">
            <text:p>1</text:p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3025">
            <text:p>3025</text:p>
          </table:table-cell>
          <table:table-cell office:value-type="float" office:value="0">
            <text:p>0</text:p>
          </table:table-cell>
          <table:table-cell office:value-type="float" office:value="2948">
            <text:p>2948</text:p>
          </table:table-cell>
          <table:table-cell office:value-type="float" office:value="3010">
            <text:p>3010</text:p>
          </table:table-cell>
          <table:table-cell table:formula="of:=IF(AND([.B49]&gt;[.E49];[.C49]=0);1;&quot;&quot;)" office:value-type="float" office:value="1">
            <text:p>1</text:p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00">
            <text:p>570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32">
            <text:p>3632</text:p>
          </table:table-cell>
          <table:table-cell office:value-type="float" office:value="3845">
            <text:p>3845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  <table:table-cell office:value-type="float" office:value="2571">
            <text:p>2571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451">
            <text:p>2451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2590">
            <text:p>2590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 office:value-type="float" office:value="1">
            <text:p>1</text:p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723">
            <text:p>723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99">
            <text:p>4299</text:p>
          </table:table-cell>
          <table:table-cell office:value-type="float" office:value="4415">
            <text:p>441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490">
            <text:p>5490</text:p>
          </table:table-cell>
          <table:table-cell office:value-type="float" office:value="0">
            <text:p>0</text:p>
          </table:table-cell>
          <table:table-cell office:value-type="float" office:value="5499">
            <text:p>5499</text:p>
          </table:table-cell>
          <table:table-cell office:value-type="float" office:value="5680">
            <text:p>568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080">
            <text:p>4080</text:p>
          </table:table-cell>
          <table:table-cell office:value-type="float" office:value="0">
            <text:p>0</text:p>
          </table:table-cell>
          <table:table-cell office:value-type="float" office:value="4032">
            <text:p>4032</text:p>
          </table:table-cell>
          <table:table-cell office:value-type="float" office:value="4187">
            <text:p>4187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 office:value-type="float" office:value="1">
            <text:p>1</text:p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77">
            <text:p>1577</text:p>
          </table:table-cell>
          <table:table-cell office:value-type="float" office:value="1604">
            <text:p>1604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79">
            <text:p>1079</text:p>
          </table:table-cell>
          <table:table-cell office:value-type="float" office:value="1108">
            <text:p>1108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 office:value-type="float" office:value="1">
            <text:p>1</text:p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79">
            <text:p>1179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6050">
            <text:p>6050</text:p>
          </table:table-cell>
          <table:table-cell office:value-type="float" office:value="1">
            <text:p>1</text:p>
          </table:table-cell>
          <table:table-cell office:value-type="float" office:value="5915">
            <text:p>5915</text:p>
          </table:table-cell>
          <table:table-cell office:value-type="float" office:value="6040">
            <text:p>604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43">
            <text:p>1943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576">
            <text:p>5576</text:p>
          </table:table-cell>
          <table:table-cell office:value-type="float" office:value="5720">
            <text:p>572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74">
            <text:p>3574</text:p>
          </table:table-cell>
          <table:table-cell office:value-type="float" office:value="3630">
            <text:p>3630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1886">
            <text:p>1886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1917">
            <text:p>1917</text:p>
          </table:table-cell>
          <table:table-cell office:value-type="float" office:value="1957">
            <text:p>1957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 office:value-type="float" office:value="1">
            <text:p>1</text:p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040">
            <text:p>5040</text:p>
          </table:table-cell>
          <table:table-cell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5340">
            <text:p>534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14">
            <text:p>1714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65">
            <text:p>1765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 office:value-type="float" office:value="1">
            <text:p>1</text:p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56">
            <text:p>2256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1933">
            <text:p>1933</text:p>
          </table:table-cell>
          <table:table-cell office:value-type="float" office:value="2023">
            <text:p>2023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620">
            <text:p>14620</text:p>
          </table:table-cell>
          <table:table-cell office:value-type="float" office:value="0">
            <text:p>0</text:p>
          </table:table-cell>
          <table:table-cell office:value-type="float" office:value="14455">
            <text:p>14455</text:p>
          </table:table-cell>
          <table:table-cell office:value-type="float" office:value="14930">
            <text:p>1493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 office:value-type="float" office:value="1">
            <text:p>1</text:p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546">
            <text:p>254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597">
            <text:p>2597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 office:value-type="float" office:value="1">
            <text:p>1</text:p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070">
            <text:p>5070</text:p>
          </table:table-cell>
          <table:table-cell office:value-type="float" office:value="5236">
            <text:p>5236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380">
            <text:p>9380</text:p>
          </table:table-cell>
          <table:table-cell office:value-type="float" office:value="0">
            <text:p>0</text:p>
          </table:table-cell>
          <table:table-cell office:value-type="float" office:value="9345">
            <text:p>9345</text:p>
          </table:table-cell>
          <table:table-cell office:value-type="float" office:value="9770">
            <text:p>977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1050">
            <text:p>1050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 office:value-type="float" office:value="1">
            <text:p>1</text:p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12">
            <text:p>141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1430">
            <text:p>1430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 office:value-type="float" office:value="1">
            <text:p>1</text:p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table:formula="of:=IF(AND([.B79]&gt;[.E79];[.C79]=0);1;&quot;&quot;)" office:value-type="float" office:value="1">
            <text:p>1</text:p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509">
            <text:p>509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office:value-type="float" office:value="2751">
            <text:p>2751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 office:value-type="float" office:value="1">
            <text:p>1</text:p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64">
            <text:p>564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office:value-type="float" office:value="2843">
            <text:p>2843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 office:value-type="float" office:value="1">
            <text:p>1</text:p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90">
            <text:p>1490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float" office:value="3361">
            <text:p>3361</text:p>
          </table:table-cell>
          <table:table-cell office:value-type="float" office:value="3415">
            <text:p>341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office:value-type="float" office:value="1398">
            <text:p>1398</text:p>
          </table:table-cell>
          <table:table-cell office:value-type="float" office:value="1429">
            <text:p>1429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516">
            <text:p>1516</text:p>
          </table:table-cell>
          <table:table-cell office:value-type="float" office:value="1595">
            <text:p>1595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office:value-type="float" office:value="2107">
            <text:p>2107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901">
            <text:p>1901</text:p>
          </table:table-cell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 office:value-type="float" office:value="1948">
            <text:p>1948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1073">
            <text:p>1073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56">
            <text:p>356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 office:value-type="float" office:value="1">
            <text:p>1</text:p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095">
            <text:p>2095</text:p>
          </table:table-cell>
          <table:table-cell office:value-type="float" office:value="2132">
            <text:p>2132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 office:value-type="float" office:value="1">
            <text:p>1</text:p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91">
            <text:p>791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office:value-type="float" office:value="2128">
            <text:p>2128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215">
            <text:p>1215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 office:value-type="float" office:value="1">
            <text:p>1</text:p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4">
            <text:p>574</text:p>
          </table:table-cell>
          <table:table-cell table:formula="of:=IF(AND([.B101]&gt;[.E101];[.C101]=0);1;&quot;&quot;)" office:value-type="float" office:value="1">
            <text:p>1</text:p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3671">
            <text:p>3671</text:p>
          </table:table-cell>
          <table:table-cell office:value-type="float" office:value="3940">
            <text:p>3940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1180">
            <text:p>1180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 office:value-type="float" office:value="1">
            <text:p>1</text:p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667">
            <text:p>2667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726">
            <text:p>2726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9">
            <text:p>539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501">
            <text:p>501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 office:value-type="float" office:value="1">
            <text:p>1</text:p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573">
            <text:p>6573</text:p>
          </table:table-cell>
          <table:table-cell office:value-type="float" office:value="0">
            <text:p>0</text:p>
          </table:table-cell>
          <table:table-cell office:value-type="float" office:value="6508">
            <text:p>6508</text:p>
          </table:table-cell>
          <table:table-cell office:value-type="float" office:value="6585">
            <text:p>6585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 office:value-type="float" office:value="1">
            <text:p>1</text:p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1884">
            <text:p>1884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422">
            <text:p>142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423">
            <text:p>1423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 office:value-type="float" office:value="1">
            <text:p>1</text:p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  <table:table-cell office:value-type="float" office:value="1717">
            <text:p>1717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 office:value-type="float" office:value="1">
            <text:p>1</text:p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2012">
            <text:p>2012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869">
            <text:p>1869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89">
            <text:p>1889</text:p>
          </table:table-cell>
          <table:table-cell table:formula="of:=IF(AND([.B114]&gt;[.E114];[.C114]=0);1;&quot;&quot;)">
            <text:p/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95">
            <text:p>695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 office:value-type="float" office:value="1">
            <text:p>1</text:p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46">
            <text:p>846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office:value-type="float" office:value="1557">
            <text:p>1557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 office:value-type="float" office:value="1">
            <text:p>1</text:p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323">
            <text:p>1323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435">
            <text:p>2435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29">
            <text:p>2529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1816">
            <text:p>1816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 office:value-type="float" office:value="1">
            <text:p>1</text:p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73">
            <text:p>67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214">
            <text:p>1214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640">
            <text:p>1640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710">
            <text:p>1710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564">
            <text:p>4564</text:p>
          </table:table-cell>
          <table:table-cell office:value-type="float" office:value="4715">
            <text:p>471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 office:value-type="float" office:value="1">
            <text:p>1</text:p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940">
            <text:p>5940</text:p>
          </table:table-cell>
          <table:table-cell office:value-type="float" office:value="0">
            <text:p>0</text:p>
          </table:table-cell>
          <table:table-cell office:value-type="float" office:value="5788">
            <text:p>5788</text:p>
          </table:table-cell>
          <table:table-cell office:value-type="float" office:value="5990">
            <text:p>5990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149">
            <text:p>1149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 office:value-type="float" office:value="1">
            <text:p>1</text:p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389">
            <text:p>5389</text:p>
          </table:table-cell>
          <table:table-cell office:value-type="float" office:value="0">
            <text:p>0</text:p>
          </table:table-cell>
          <table:table-cell office:value-type="float" office:value="5360">
            <text:p>5360</text:p>
          </table:table-cell>
          <table:table-cell office:value-type="float" office:value="5617">
            <text:p>5617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770">
            <text:p>5770</text:p>
          </table:table-cell>
          <table:table-cell office:value-type="float" office:value="0">
            <text:p>0</text:p>
          </table:table-cell>
          <table:table-cell office:value-type="float" office:value="5730">
            <text:p>5730</text:p>
          </table:table-cell>
          <table:table-cell office:value-type="float" office:value="5835">
            <text:p>5835</text:p>
          </table:table-cell>
          <table:table-cell table:formula="of:=IF(AND([.B131]&gt;[.E131];[.C131]=0);1;&quot;&quot;)">
            <text:p/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 office:value-type="float" office:value="1">
            <text:p>1</text:p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43">
            <text:p>1743</text:p>
          </table:table-cell>
          <table:table-cell office:value-type="float" office:value="1781">
            <text:p>1781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 office:value-type="float" office:value="1">
            <text:p>1</text:p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310">
            <text:p>131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512">
            <text:p>4512</text:p>
          </table:table-cell>
          <table:table-cell office:value-type="float" office:value="4655">
            <text:p>4655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094">
            <text:p>2094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 office:value-type="float" office:value="1">
            <text:p>1</text:p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4520">
            <text:p>452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490">
            <text:p>5490</text:p>
          </table:table-cell>
          <table:table-cell office:value-type="float" office:value="1">
            <text:p>1</text:p>
          </table:table-cell>
          <table:table-cell office:value-type="float" office:value="5429">
            <text:p>5429</text:p>
          </table:table-cell>
          <table:table-cell office:value-type="float" office:value="5480">
            <text:p>548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7714">
            <text:p>7714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2061">
            <text:p>2061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990">
            <text:p>14990</text:p>
          </table:table-cell>
          <table:table-cell office:value-type="float" office:value="0">
            <text:p>0</text:p>
          </table:table-cell>
          <table:table-cell office:value-type="float" office:value="14606">
            <text:p>14606</text:p>
          </table:table-cell>
          <table:table-cell office:value-type="float" office:value="15120">
            <text:p>1512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90">
            <text:p>4090</text:p>
          </table:table-cell>
          <table:table-cell office:value-type="float" office:value="0">
            <text:p>0</text:p>
          </table:table-cell>
          <table:table-cell office:value-type="float" office:value="4048">
            <text:p>4048</text:p>
          </table:table-cell>
          <table:table-cell office:value-type="float" office:value="4035">
            <text:p>4035</text:p>
          </table:table-cell>
          <table:table-cell table:formula="of:=IF(AND([.B141]&gt;[.E141];[.C141]=0);1;&quot;&quot;)" office:value-type="float" office:value="1">
            <text:p>1</text:p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office:value-type="float" office:value="7300">
            <text:p>7300</text:p>
          </table:table-cell>
          <table:table-cell table:formula="of:=IF(AND([.B142]&gt;[.E142];[.C142]=0);1;&quot;&quot;)" office:value-type="float" office:value="1">
            <text:p>1</text:p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602">
            <text:p>2602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office:value-type="float" office:value="2639">
            <text:p>2639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160">
            <text:p>3160</text:p>
          </table:table-cell>
          <table:table-cell office:value-type="float" office:value="0">
            <text:p>0</text:p>
          </table:table-cell>
          <table:table-cell office:value-type="float" office:value="3147">
            <text:p>3147</text:p>
          </table:table-cell>
          <table:table-cell office:value-type="float" office:value="3255">
            <text:p>3255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 office:value-type="float" office:value="1">
            <text:p>1</text:p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967">
            <text:p>4967</text:p>
          </table:table-cell>
          <table:table-cell office:value-type="float" office:value="5220">
            <text:p>5220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 office:value-type="float" office:value="1">
            <text:p>1</text:p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630">
            <text:p>7630</text:p>
          </table:table-cell>
          <table:table-cell office:value-type="float" office:value="0">
            <text:p>0</text:p>
          </table:table-cell>
          <table:table-cell office:value-type="float" office:value="7510">
            <text:p>7510</text:p>
          </table:table-cell>
          <table:table-cell office:value-type="float" office:value="7600">
            <text:p>7600</text:p>
          </table:table-cell>
          <table:table-cell table:formula="of:=IF(AND([.B146]&gt;[.E146];[.C146]=0);1;&quot;&quot;)" office:value-type="float" office:value="1">
            <text:p>1</text:p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220">
            <text:p>2220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253">
            <text:p>2253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74">
            <text:p>2074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57">
            <text:p>2057</text:p>
          </table:table-cell>
          <table:table-cell table:formula="of:=IF(AND([.B148]&gt;[.E148];[.C148]=0);1;&quot;&quot;)" office:value-type="float" office:value="1">
            <text:p>1</text:p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3250">
            <text:p>3250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155">
            <text:p>3155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914">
            <text:p>3914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3954">
            <text:p>3954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720">
            <text:p>7720</text:p>
          </table:table-cell>
          <table:table-cell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7760">
            <text:p>776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456">
            <text:p>2456</text:p>
          </table:table-cell>
          <table:table-cell office:value-type="float" office:value="2516">
            <text:p>2516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 office:value-type="float" office:value="1">
            <text:p>1</text:p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66">
            <text:p>1866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 office:value-type="float" office:value="1">
            <text:p>1</text:p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61">
            <text:p>461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 office:value-type="float" office:value="1">
            <text:p>1</text:p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453">
            <text:p>245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56">
            <text:p>2256</text:p>
          </table:table-cell>
          <table:table-cell office:value-type="float" office:value="2362">
            <text:p>2362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060">
            <text:p>3060</text:p>
          </table:table-cell>
          <table:table-cell office:value-type="float" office:value="0">
            <text:p>0</text:p>
          </table:table-cell>
          <table:table-cell office:value-type="float" office:value="3038">
            <text:p>3038</text:p>
          </table:table-cell>
          <table:table-cell office:value-type="float" office:value="3150">
            <text:p>315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5140">
            <text:p>5140</text:p>
          </table:table-cell>
          <table:table-cell office:value-type="float" office:value="5300">
            <text:p>530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4285">
            <text:p>4285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1184">
            <text:p>1184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50">
            <text:p>4950</text:p>
          </table:table-cell>
          <table:table-cell office:value-type="float" office:value="0">
            <text:p>0</text:p>
          </table:table-cell>
          <table:table-cell office:value-type="float" office:value="4852">
            <text:p>4852</text:p>
          </table:table-cell>
          <table:table-cell office:value-type="float" office:value="5010">
            <text:p>5010</text:p>
          </table:table-cell>
          <table:table-cell table:formula="of:=IF(AND([.B165]&gt;[.E165];[.C165]=0);1;&quot;&quot;)">
            <text:p/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712">
            <text:p>1712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 office:value-type="float" office:value="1">
            <text:p>1</text:p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683">
            <text:p>683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28">
            <text:p>1228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009">
            <text:p>2009</text:p>
          </table:table-cell>
          <table:table-cell office:value-type="float" office:value="2061">
            <text:p>2061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54">
            <text:p>4854</text:p>
          </table:table-cell>
          <table:table-cell office:value-type="float" office:value="4745">
            <text:p>474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23">
            <text:p>1623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1662">
            <text:p>1662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61">
            <text:p>661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 office:value-type="float" office:value="1">
            <text:p>1</text:p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301">
            <text:p>6301</text:p>
          </table:table-cell>
          <table:table-cell office:value-type="float" office:value="6540">
            <text:p>654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30">
            <text:p>830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 office:value-type="float" office:value="1">
            <text:p>1</text:p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907">
            <text:p>907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77">
            <text:p>1377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office:value-type="float" office:value="1190">
            <text:p>1190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 office:value-type="float" office:value="1">
            <text:p>1</text:p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2" office:value-type="float" office:value="308">
            <text:p>308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686">
            <text:p>4686</text:p>
          </table:table-cell>
          <table:table-cell office:value-type="float" office:value="0">
            <text:p>0</text:p>
          </table:table-cell>
          <table:table-cell office:value-type="float" office:value="4629">
            <text:p>4629</text:p>
          </table:table-cell>
          <table:table-cell office:value-type="float" office:value="4734">
            <text:p>4734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 office:value-type="float" office:value="1">
            <text:p>1</text:p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303">
            <text:p>1303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1299">
            <text:p>1299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12">
            <text:p>2512</text:p>
          </table:table-cell>
          <table:table-cell office:value-type="float" office:value="2626">
            <text:p>2626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6">
            <text:p>1056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360">
            <text:p>11360</text:p>
          </table:table-cell>
          <table:table-cell office:value-type="float" office:value="1">
            <text:p>1</text:p>
          </table:table-cell>
          <table:table-cell office:value-type="float" office:value="10989">
            <text:p>10989</text:p>
          </table:table-cell>
          <table:table-cell office:value-type="float" office:value="11620">
            <text:p>116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667">
            <text:p>6667</text:p>
          </table:table-cell>
          <table:table-cell office:value-type="float" office:value="7120">
            <text:p>712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9050">
            <text:p>9050</text:p>
          </table:table-cell>
          <table:table-cell office:value-type="float" office:value="1">
            <text:p>1</text:p>
          </table:table-cell>
          <table:table-cell office:value-type="float" office:value="9030">
            <text:p>9030</text:p>
          </table:table-cell>
          <table:table-cell office:value-type="float" office:value="9230">
            <text:p>923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1087">
            <text:p>1087</text:p>
          </table:table-cell>
          <table:table-cell table:formula="of:=IF(AND([.B187]&gt;[.E187];[.C187]=0);1;&quot;&quot;)" office:value-type="float" office:value="1">
            <text:p>1</text:p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float" office:value="985">
            <text:p>985</text:p>
          </table:table-cell>
          <table:table-cell office:value-type="float" office:value="992">
            <text:p>992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151">
            <text:p>1151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925">
            <text:p>1925</text:p>
          </table:table-cell>
          <table:table-cell office:value-type="float" office:value="1949">
            <text:p>1949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655">
            <text:p>2655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873">
            <text:p>3873</text:p>
          </table:table-cell>
          <table:table-cell office:value-type="float" office:value="3985">
            <text:p>3985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 office:value-type="float" office:value="1">
            <text:p>1</text:p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61">
            <text:p>1661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84">
            <text:p>1684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769">
            <text:p>2769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office:value-type="float" office:value="2802">
            <text:p>2802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709">
            <text:p>709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0">
            <text:p>530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 office:value-type="float" office:value="1795">
            <text:p>1795</text:p>
          </table:table-cell>
          <table:table-cell table:formula="of:=IF(AND([.B201]&gt;[.E201];[.C201]=0);1;&quot;&quot;)">
            <text:p/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936">
            <text:p>2936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0">
            <text:p>2960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 office:value-type="float" office:value="1">
            <text:p>1</text:p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42">
            <text:p>742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 office:value-type="float" office:value="1813">
            <text:p>1813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31">
            <text:p>431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1502">
            <text:p>150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2" office:value-type="float" office:value="394">
            <text:p>394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2" office:value-type="float" office:value="240">
            <text:p>240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33">
            <text:p>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418">
            <text:p>1418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1013">
            <text:p>1013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612">
            <text:p>1612</text:p>
          </table:table-cell>
          <table:table-cell office:value-type="float" office:value="0">
            <text:p>0</text:p>
          </table:table-cell>
          <table:table-cell office:value-type="float" office:value="1585">
            <text:p>1585</text:p>
          </table:table-cell>
          <table:table-cell office:value-type="float" office:value="1620">
            <text:p>1620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10">
            <text:p>1710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23">
            <text:p>1723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897">
            <text:p>897</text:p>
          </table:table-cell>
          <table:table-cell table:formula="of:=IF(AND([.B215]&gt;[.E215];[.C215]=0);1;&quot;&quot;)" office:value-type="float" office:value="1">
            <text:p>1</text:p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54">
            <text:p>2354</text:p>
          </table:table-cell>
          <table:table-cell office:value-type="float" office:value="2389">
            <text:p>2389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660">
            <text:p>8660</text:p>
          </table:table-cell>
          <table:table-cell office:value-type="float" office:value="0">
            <text:p>0</text:p>
          </table:table-cell>
          <table:table-cell office:value-type="float" office:value="8505">
            <text:p>8505</text:p>
          </table:table-cell>
          <table:table-cell office:value-type="float" office:value="8920">
            <text:p>892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 office:value-type="float" office:value="1">
            <text:p>1</text:p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203">
            <text:p>2203</text:p>
          </table:table-cell>
          <table:table-cell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float" office:value="2214">
            <text:p>2214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00">
            <text:p>1200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 office:value-type="float" office:value="1">
            <text:p>1</text:p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37">
            <text:p>1137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55">
            <text:p>1955</text:p>
          </table:table-cell>
          <table:table-cell office:value-type="float" office:value="2210">
            <text:p>2210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370">
            <text:p>1370</text:p>
          </table:table-cell>
          <table:table-cell office:value-type="float" office:value="1454">
            <text:p>1454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2327">
            <text:p>2327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970">
            <text:p>897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8850">
            <text:p>885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740">
            <text:p>5740</text:p>
          </table:table-cell>
          <table:table-cell office:value-type="float" office:value="0">
            <text:p>0</text:p>
          </table:table-cell>
          <table:table-cell office:value-type="float" office:value="5596">
            <text:p>5596</text:p>
          </table:table-cell>
          <table:table-cell office:value-type="float" office:value="5840">
            <text:p>5840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89">
            <text:p>4389</text:p>
          </table:table-cell>
          <table:table-cell office:value-type="float" office:value="4680">
            <text:p>468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428">
            <text:p>2428</text:p>
          </table:table-cell>
          <table:table-cell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2404">
            <text:p>2404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8865">
            <text:p>28865</text:p>
          </table:table-cell>
          <table:table-cell office:value-type="float" office:value="0">
            <text:p>0</text:p>
          </table:table-cell>
          <table:table-cell office:value-type="float" office:value="28145">
            <text:p>28145</text:p>
          </table:table-cell>
          <table:table-cell office:value-type="float" office:value="29040">
            <text:p>2904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 office:value-type="float" office:value="1">
            <text:p>1</text:p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4">
            <text:p>1544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45">
            <text:p>1545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981">
            <text:p>1981</text:p>
          </table:table-cell>
          <table:table-cell office:value-type="float" office:value="1994">
            <text:p>1994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 office:value-type="float" office:value="1">
            <text:p>1</text:p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07">
            <text:p>1707</text:p>
          </table:table-cell>
          <table:table-cell office:value-type="float" office:value="1721">
            <text:p>1721</text:p>
          </table:table-cell>
          <table:table-cell table:formula="of:=IF(AND([.B234]&gt;[.E234];[.C234]=0);1;&quot;&quot;)">
            <text:p/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824">
            <text:p>1824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2" office:value-type="float" office:value="473">
            <text:p>473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842">
            <text:p>842</text:p>
          </table:table-cell>
          <table:table-cell office:value-type="float" office:value="847">
            <text:p>847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282">
            <text:p>7282</text:p>
          </table:table-cell>
          <table:table-cell office:value-type="float" office:value="0">
            <text:p>0</text:p>
          </table:table-cell>
          <table:table-cell office:value-type="float" office:value="7104">
            <text:p>7104</text:p>
          </table:table-cell>
          <table:table-cell office:value-type="float" office:value="7269">
            <text:p>7269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450">
            <text:p>2450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503">
            <text:p>2503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909">
            <text:p>909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1602">
            <text:p>1602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47">
            <text:p>2347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07">
            <text:p>2307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80">
            <text:p>4380</text:p>
          </table:table-cell>
          <table:table-cell office:value-type="float" office:value="4500">
            <text:p>450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303">
            <text:p>2303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332">
            <text:p>2332</text:p>
          </table:table-cell>
          <table:table-cell table:formula="of:=IF(AND([.B244]&gt;[.E244];[.C244]=0);1;&quot;&quot;)">
            <text:p/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16">
            <text:p>1616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264">
            <text:p>1264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794">
            <text:p>2794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 office:value-type="float" office:value="1">
            <text:p>1</text:p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260">
            <text:p>7260</text:p>
          </table:table-cell>
          <table:table-cell office:value-type="float" office:value="0">
            <text:p>0</text:p>
          </table:table-cell>
          <table:table-cell office:value-type="float" office:value="7180">
            <text:p>7180</text:p>
          </table:table-cell>
          <table:table-cell office:value-type="float" office:value="7360">
            <text:p>736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 office:value-type="float" office:value="1">
            <text:p>1</text:p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09">
            <text:p>1509</text:p>
          </table:table-cell>
          <table:table-cell office:value-type="float" office:value="1519">
            <text:p>1519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1693">
            <text:p>1693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527">
            <text:p>1527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504">
            <text:p>1504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106">
            <text:p>2106</text:p>
          </table:table-cell>
          <table:table-cell office:value-type="float" office:value="0">
            <text:p>0</text:p>
          </table:table-cell>
          <table:table-cell office:value-type="float" office:value="2071">
            <text:p>2071</text:p>
          </table:table-cell>
          <table:table-cell office:value-type="float" office:value="2047">
            <text:p>2047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table:formula="of:=IF(AND([.B255]&gt;[.E255];[.C255]=0);1;&quot;&quot;)" office:value-type="float" office:value="1">
            <text:p>1</text:p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  <table:table-cell office:value-type="float" office:value="1180">
            <text:p>1180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 office:value-type="float" office:value="1">
            <text:p>1</text:p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32">
            <text:p>1332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339">
            <text:p>1339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700">
            <text:p>6700</text:p>
          </table:table-cell>
          <table:table-cell office:value-type="float" office:value="0">
            <text:p>0</text:p>
          </table:table-cell>
          <table:table-cell office:value-type="float" office:value="6556">
            <text:p>6556</text:p>
          </table:table-cell>
          <table:table-cell office:value-type="float" office:value="6600">
            <text:p>660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377">
            <text:p>9377</text:p>
          </table:table-cell>
          <table:table-cell office:value-type="float" office:value="0">
            <text:p>0</text:p>
          </table:table-cell>
          <table:table-cell office:value-type="float" office:value="9033">
            <text:p>9033</text:p>
          </table:table-cell>
          <table:table-cell office:value-type="float" office:value="9482">
            <text:p>9482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305">
            <text:p>4305</text:p>
          </table:table-cell>
          <table:table-cell office:value-type="float" office:value="4425">
            <text:p>442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34">
            <text:p>2234</text:p>
          </table:table-cell>
          <table:table-cell office:value-type="float" office:value="2255">
            <text:p>2255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45">
            <text:p>445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 office:value-type="float" office:value="1">
            <text:p>1</text:p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 office:value-type="float" office:value="1">
            <text:p>1</text:p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IF(AND([.B268]&gt;[.E268];[.C268]=0);1;&quot;&quot;)" office:value-type="float" office:value="1">
            <text:p>1</text:p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777">
            <text:p>777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485">
            <text:p>1485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2963">
            <text:p>2963</text:p>
          </table:table-cell>
          <table:table-cell office:value-type="float" office:value="0">
            <text:p>0</text:p>
          </table:table-cell>
          <table:table-cell office:value-type="float" office:value="2899">
            <text:p>2899</text:p>
          </table:table-cell>
          <table:table-cell office:value-type="float" office:value="3051">
            <text:p>3051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480">
            <text:p>7480</text:p>
          </table:table-cell>
          <table:table-cell office:value-type="float" office:value="0">
            <text:p>0</text:p>
          </table:table-cell>
          <table:table-cell office:value-type="float" office:value="7136">
            <text:p>7136</text:p>
          </table:table-cell>
          <table:table-cell office:value-type="float" office:value="7430">
            <text:p>743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403">
            <text:p>1403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1361">
            <text:p>1361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37">
            <text:p>4037</text:p>
          </table:table-cell>
          <table:table-cell office:value-type="float" office:value="4135">
            <text:p>4135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 office:value-type="float" office:value="1">
            <text:p>1</text:p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4310">
            <text:p>54310</text:p>
          </table:table-cell>
          <table:table-cell office:value-type="float" office:value="0">
            <text:p>0</text:p>
          </table:table-cell>
          <table:table-cell office:value-type="float" office:value="53467">
            <text:p>53467</text:p>
          </table:table-cell>
          <table:table-cell office:value-type="float" office:value="55300">
            <text:p>5530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 office:value-type="float" office:value="1">
            <text:p>1</text:p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310">
            <text:p>7310</text:p>
          </table:table-cell>
          <table:table-cell office:value-type="float" office:value="0">
            <text:p>0</text:p>
          </table:table-cell>
          <table:table-cell office:value-type="float" office:value="7285">
            <text:p>7285</text:p>
          </table:table-cell>
          <table:table-cell office:value-type="float" office:value="7360">
            <text:p>736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248">
            <text:p>5248</text:p>
          </table:table-cell>
          <table:table-cell office:value-type="float" office:value="0">
            <text:p>0</text:p>
          </table:table-cell>
          <table:table-cell office:value-type="float" office:value="5197">
            <text:p>5197</text:p>
          </table:table-cell>
          <table:table-cell office:value-type="float" office:value="5254">
            <text:p>5254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270">
            <text:p>2270</text:p>
          </table:table-cell>
          <table:table-cell office:value-type="float" office:value="2330">
            <text:p>2330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 office:value-type="float" office:value="1">
            <text:p>1</text:p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254">
            <text:p>2254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2332">
            <text:p>2332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665">
            <text:p>19665</text:p>
          </table:table-cell>
          <table:table-cell office:value-type="float" office:value="0">
            <text:p>0</text:p>
          </table:table-cell>
          <table:table-cell office:value-type="float" office:value="19208">
            <text:p>19208</text:p>
          </table:table-cell>
          <table:table-cell office:value-type="float" office:value="19320">
            <text:p>19320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176">
            <text:p>6176</text:p>
          </table:table-cell>
          <table:table-cell office:value-type="float" office:value="6400">
            <text:p>640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787">
            <text:p>5787</text:p>
          </table:table-cell>
          <table:table-cell office:value-type="float" office:value="0">
            <text:p>0</text:p>
          </table:table-cell>
          <table:table-cell office:value-type="float" office:value="5676">
            <text:p>5676</text:p>
          </table:table-cell>
          <table:table-cell office:value-type="float" office:value="5907">
            <text:p>5907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 office:value-type="float" office:value="1">
            <text:p>1</text:p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6955">
            <text:p>16955</text:p>
          </table:table-cell>
          <table:table-cell office:value-type="float" office:value="1">
            <text:p>1</text:p>
          </table:table-cell>
          <table:table-cell office:value-type="float" office:value="16152">
            <text:p>16152</text:p>
          </table:table-cell>
          <table:table-cell office:value-type="float" office:value="16670">
            <text:p>1667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8105">
            <text:p>8105</text:p>
          </table:table-cell>
          <table:table-cell office:value-type="float" office:value="0">
            <text:p>0</text:p>
          </table:table-cell>
          <table:table-cell office:value-type="float" office:value="7765">
            <text:p>7765</text:p>
          </table:table-cell>
          <table:table-cell office:value-type="float" office:value="8151">
            <text:p>8151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 office:value-type="float" office:value="1">
            <text:p>1</text:p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575">
            <text:p>575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 office:value-type="float" office:value="1">
            <text:p>1</text:p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370">
            <text:p>370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 office:value-type="float" office:value="850">
            <text:p>850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726">
            <text:p>726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 office:value-type="float" office:value="1064">
            <text:p>1064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6920">
            <text:p>6920</text:p>
          </table:table-cell>
          <table:table-cell office:value-type="float" office:value="0">
            <text:p>0</text:p>
          </table:table-cell>
          <table:table-cell office:value-type="float" office:value="6823">
            <text:p>6823</text:p>
          </table:table-cell>
          <table:table-cell office:value-type="float" office:value="7026">
            <text:p>7026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 office:value-type="float" office:value="1">
            <text:p>1</text:p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79">
            <text:p>1279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922">
            <text:p>922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828">
            <text:p>2828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2948">
            <text:p>294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 office:value-type="float" office:value="1">
            <text:p>1</text:p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59">
            <text:p>1059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93">
            <text:p>793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310">
            <text:p>4310</text:p>
          </table:table-cell>
          <table:table-cell office:value-type="float" office:value="0">
            <text:p>0</text:p>
          </table:table-cell>
          <table:table-cell office:value-type="float" office:value="4238">
            <text:p>4238</text:p>
          </table:table-cell>
          <table:table-cell office:value-type="float" office:value="4280">
            <text:p>428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2031">
            <text:p>2031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671">
            <text:p>3671</text:p>
          </table:table-cell>
          <table:table-cell office:value-type="float" office:value="0">
            <text:p>0</text:p>
          </table:table-cell>
          <table:table-cell office:value-type="float" office:value="3611">
            <text:p>3611</text:p>
          </table:table-cell>
          <table:table-cell office:value-type="float" office:value="3682">
            <text:p>3682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 office:value-type="float" office:value="1">
            <text:p>1</text:p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4038">
            <text:p>4038</text:p>
          </table:table-cell>
          <table:table-cell office:value-type="float" office:value="0">
            <text:p>0</text:p>
          </table:table-cell>
          <table:table-cell office:value-type="float" office:value="3926">
            <text:p>3926</text:p>
          </table:table-cell>
          <table:table-cell office:value-type="float" office:value="3945">
            <text:p>3945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059">
            <text:p>4059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4067">
            <text:p>4067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31">
            <text:p>2231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office:value-type="float" office:value="2227">
            <text:p>2227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4025">
            <text:p>4025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 office:value-type="float" office:value="1">
            <text:p>1</text:p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66">
            <text:p>2666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office:value-type="float" office:value="2661">
            <text:p>2661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550">
            <text:p>355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620">
            <text:p>362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2052">
            <text:p>2052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342">
            <text:p>2342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 office:value-type="float" office:value="1">
            <text:p>1</text:p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69">
            <text:p>1769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4730">
            <text:p>14730</text:p>
          </table:table-cell>
          <table:table-cell office:value-type="float" office:value="0">
            <text:p>0</text:p>
          </table:table-cell>
          <table:table-cell office:value-type="float" office:value="14361">
            <text:p>14361</text:p>
          </table:table-cell>
          <table:table-cell office:value-type="float" office:value="15610">
            <text:p>1561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3175">
            <text:p>3175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62">
            <text:p>862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43">
            <text:p>2443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 office:value-type="float" office:value="1">
            <text:p>1</text:p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5020">
            <text:p>25020</text:p>
          </table:table-cell>
          <table:table-cell office:value-type="float" office:value="1">
            <text:p>1</text:p>
          </table:table-cell>
          <table:table-cell office:value-type="float" office:value="24592">
            <text:p>24592</text:p>
          </table:table-cell>
          <table:table-cell office:value-type="float" office:value="25360">
            <text:p>2536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365">
            <text:p>4365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355">
            <text:p>4355</text:p>
          </table:table-cell>
          <table:table-cell table:formula="of:=IF(AND([.B317]&gt;[.E317];[.C317]=0);1;&quot;&quot;)" office:value-type="float" office:value="1">
            <text:p>1</text:p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65">
            <text:p>2065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2060">
            <text:p>206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 office:value-type="float" office:value="1">
            <text:p>1</text:p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712">
            <text:p>712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131">
            <text:p>1131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92">
            <text:p>692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49">
            <text:p>1649</text:p>
          </table:table-cell>
          <table:table-cell office:value-type="float" office:value="1686">
            <text:p>1686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670">
            <text:p>467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605">
            <text:p>4605</text:p>
          </table:table-cell>
          <table:table-cell table:formula="of:=IF(AND([.B325]&gt;[.E325];[.C325]=0);1;&quot;&quot;)" office:value-type="float" office:value="1">
            <text:p>1</text:p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64">
            <text:p>1364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5540">
            <text:p>5540</text:p>
          </table:table-cell>
          <table:table-cell office:value-type="float" office:value="5740">
            <text:p>574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675">
            <text:p>1675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716">
            <text:p>1716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499">
            <text:p>1499</text:p>
          </table:table-cell>
          <table:table-cell office:value-type="float" office:value="1529">
            <text:p>1529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496">
            <text:p>4496</text:p>
          </table:table-cell>
          <table:table-cell office:value-type="float" office:value="0">
            <text:p>0</text:p>
          </table:table-cell>
          <table:table-cell office:value-type="float" office:value="4425">
            <text:p>4425</text:p>
          </table:table-cell>
          <table:table-cell office:value-type="float" office:value="4695">
            <text:p>4695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573">
            <text:p>3573</text:p>
          </table:table-cell>
          <table:table-cell office:value-type="float" office:value="3626">
            <text:p>3626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 office:value-type="float" office:value="1">
            <text:p>1</text:p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office:value-type="float" office:value="1157">
            <text:p>115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680">
            <text:p>2680</text:p>
          </table:table-cell>
          <table:table-cell office:value-type="float" office:value="1">
            <text:p>1</text:p>
          </table:table-cell>
          <table:table-cell office:value-type="float" office:value="2637">
            <text:p>2637</text:p>
          </table:table-cell>
          <table:table-cell office:value-type="float" office:value="2743">
            <text:p>2743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 office:value-type="float" office:value="1">
            <text:p>1</text:p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527">
            <text:p>1527</text:p>
          </table:table-cell>
          <table:table-cell table:formula="of:=IF(AND([.B334]&gt;[.E334];[.C334]=0);1;&quot;&quot;)">
            <text:p/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01">
            <text:p>3301</text:p>
          </table:table-cell>
          <table:table-cell office:value-type="float" office:value="3410">
            <text:p>3410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057">
            <text:p>4057</text:p>
          </table:table-cell>
          <table:table-cell office:value-type="float" office:value="4170">
            <text:p>417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3880">
            <text:p>23880</text:p>
          </table:table-cell>
          <table:table-cell office:value-type="float" office:value="1">
            <text:p>1</text:p>
          </table:table-cell>
          <table:table-cell office:value-type="float" office:value="23139">
            <text:p>23139</text:p>
          </table:table-cell>
          <table:table-cell office:value-type="float" office:value="23355">
            <text:p>23355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570">
            <text:p>4570</text:p>
          </table:table-cell>
          <table:table-cell office:value-type="float" office:value="1">
            <text:p>1</text:p>
          </table:table-cell>
          <table:table-cell office:value-type="float" office:value="4523">
            <text:p>4523</text:p>
          </table:table-cell>
          <table:table-cell office:value-type="float" office:value="4580">
            <text:p>458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49">
            <text:p>1349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 office:value-type="float" office:value="1">
            <text:p>1</text:p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648">
            <text:p>648</text:p>
          </table:table-cell>
          <table:table-cell table:formula="of:=IF(AND([.B340]&gt;[.E340];[.C340]=0);1;&quot;&quot;)">
            <text:p/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391">
            <text:p>1391</text:p>
          </table:table-cell>
          <table:table-cell office:value-type="float" office:value="0">
            <text:p>0</text:p>
          </table:table-cell>
          <table:table-cell office:value-type="float" office:value="1374">
            <text:p>1374</text:p>
          </table:table-cell>
          <table:table-cell office:value-type="float" office:value="1410">
            <text:p>1410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652">
            <text:p>2652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office:value-type="float" office:value="2673">
            <text:p>2673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 office:value-type="float" office:value="1">
            <text:p>1</text:p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310">
            <text:p>5310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430">
            <text:p>543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503">
            <text:p>1503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 office:value-type="float" office:value="1">
            <text:p>1</text:p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635">
            <text:p>2635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2697">
            <text:p>2697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30">
            <text:p>930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25">
            <text:p>1225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office:value-type="float" office:value="1238">
            <text:p>1238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 office:value-type="float" office:value="1">
            <text:p>1</text:p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40">
            <text:p>1240</text:p>
          </table:table-cell>
          <table:table-cell office:value-type="float" office:value="1268">
            <text:p>126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45">
            <text:p>2145</text:p>
          </table:table-cell>
          <table:table-cell office:value-type="float" office:value="0">
            <text:p>0</text:p>
          </table:table-cell>
          <table:table-cell office:value-type="float" office:value="2114">
            <text:p>2114</text:p>
          </table:table-cell>
          <table:table-cell office:value-type="float" office:value="2162">
            <text:p>2162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 office:value-type="float" office:value="1">
            <text:p>1</text:p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 office:value-type="float" office:value="1">
            <text:p>1</text:p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56">
            <text:p>2556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office:value-type="float" office:value="2636">
            <text:p>2636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office:value-type="float" office:value="3730">
            <text:p>3730</text:p>
          </table:table-cell>
          <table:table-cell table:formula="of:=IF(AND([.B355]&gt;[.E355];[.C355]=0);1;&quot;&quot;)" office:value-type="float" office:value="1">
            <text:p>1</text:p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88">
            <text:p>1088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876">
            <text:p>2876</text:p>
          </table:table-cell>
          <table:table-cell office:value-type="float" office:value="0">
            <text:p>0</text:p>
          </table:table-cell>
          <table:table-cell office:value-type="float" office:value="2852">
            <text:p>2852</text:p>
          </table:table-cell>
          <table:table-cell office:value-type="float" office:value="2921">
            <text:p>292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438">
            <text:p>1438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 office:value-type="float" office:value="1">
            <text:p>1</text:p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2554">
            <text:p>2554</text:p>
          </table:table-cell>
          <table:table-cell office:value-type="float" office:value="2658">
            <text:p>2658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0970">
            <text:p>10970</text:p>
          </table:table-cell>
          <table:table-cell office:value-type="float" office:value="0">
            <text:p>0</text:p>
          </table:table-cell>
          <table:table-cell office:value-type="float" office:value="10905">
            <text:p>10905</text:p>
          </table:table-cell>
          <table:table-cell office:value-type="float" office:value="11180">
            <text:p>1118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 office:value-type="float" office:value="1">
            <text:p>1</text:p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049">
            <text:p>104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324">
            <text:p>2324</text:p>
          </table:table-cell>
          <table:table-cell office:value-type="float" office:value="0">
            <text:p>0</text:p>
          </table:table-cell>
          <table:table-cell office:value-type="float" office:value="2289">
            <text:p>2289</text:p>
          </table:table-cell>
          <table:table-cell office:value-type="float" office:value="2400">
            <text:p>2400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1804">
            <text:p>1804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54">
            <text:p>754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008">
            <text:p>5008</text:p>
          </table:table-cell>
          <table:table-cell office:value-type="float" office:value="5080">
            <text:p>5080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 office:value-type="float" office:value="1">
            <text:p>1</text:p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745">
            <text:p>374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685">
            <text:p>3685</text:p>
          </table:table-cell>
          <table:table-cell table:formula="of:=IF(AND([.B366]&gt;[.E366];[.C366]=0);1;&quot;&quot;)" office:value-type="float" office:value="1">
            <text:p>1</text:p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 office:value-type="float" office:value="1">
            <text:p>1</text:p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6">
            <text:p>786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97">
            <text:p>497</text:p>
          </table:table-cell>
          <table:table-cell table:formula="of:=IF(AND([.B371]&gt;[.E371];[.C371]=0);1;&quot;&quot;)">
            <text:p/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718">
            <text:p>4718</text:p>
          </table:table-cell>
          <table:table-cell office:value-type="float" office:value="0">
            <text:p>0</text:p>
          </table:table-cell>
          <table:table-cell office:value-type="float" office:value="4638">
            <text:p>4638</text:p>
          </table:table-cell>
          <table:table-cell office:value-type="float" office:value="4842">
            <text:p>4842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70">
            <text:p>870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31">
            <text:p>631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88">
            <text:p>788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59">
            <text:p>1259</text:p>
          </table:table-cell>
          <table:table-cell table:formula="of:=IF(AND([.B379]&gt;[.E379];[.C379]=0);1;&quot;&quot;)">
            <text:p/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37">
            <text:p>2237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310">
            <text:p>2310</text:p>
          </table:table-cell>
          <table:table-cell table:formula="of:=IF(AND([.B381]&gt;[.E381];[.C381]=0);1;&quot;&quot;)">
            <text:p/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816">
            <text:p>816</text:p>
          </table:table-cell>
          <table:table-cell table:formula="of:=IF(AND([.B382]&gt;[.E382];[.C382]=0);1;&quot;&quot;)">
            <text:p/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  <table:table-cell table:formula="of:=IF(AND([.B383]&gt;[.E383];[.C383]=0);1;&quot;&quot;)">
            <text:p/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649">
            <text:p>649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670">
            <text:p>167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1698">
            <text:p>1698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302">
            <text:p>1302</text:p>
          </table:table-cell>
          <table:table-cell office:value-type="float" office:value="1340">
            <text:p>1340</text:p>
          </table:table-cell>
          <table:table-cell table:formula="of:=IF(AND([.B386]&gt;[.E386];[.C386]=0);1;&quot;&quot;)">
            <text:p/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520">
            <text:p>520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461">
            <text:p>1461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560">
            <text:p>4560</text:p>
          </table:table-cell>
          <table:table-cell table:formula="of:=IF(AND([.B390]&gt;[.E390];[.C390]=0);1;&quot;&quot;)">
            <text:p/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458">
            <text:p>2458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0">
            <text:p>3490</text:p>
          </table:table-cell>
          <table:table-cell office:value-type="float" office:value="3655">
            <text:p>3655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457">
            <text:p>1457</text:p>
          </table:table-cell>
          <table:table-cell table:formula="of:=IF(AND([.B393]&gt;[.E393];[.C393]=0);1;&quot;&quot;)">
            <text:p/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95">
            <text:p>995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608">
            <text:p>60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255">
            <text:p>3255</text:p>
          </table:table-cell>
          <table:table-cell office:value-type="float" office:value="0">
            <text:p>0</text:p>
          </table:table-cell>
          <table:table-cell office:value-type="float" office:value="3217">
            <text:p>3217</text:p>
          </table:table-cell>
          <table:table-cell office:value-type="float" office:value="3305">
            <text:p>3305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649">
            <text:p>2649</text:p>
          </table:table-cell>
          <table:table-cell office:value-type="float" office:value="0">
            <text:p>0</text:p>
          </table:table-cell>
          <table:table-cell office:value-type="float" office:value="2578">
            <text:p>2578</text:p>
          </table:table-cell>
          <table:table-cell office:value-type="float" office:value="2735">
            <text:p>2735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50">
            <text:p>550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24">
            <text:p>2824</text:p>
          </table:table-cell>
          <table:table-cell office:value-type="float" office:value="0">
            <text:p>0</text:p>
          </table:table-cell>
          <table:table-cell office:value-type="float" office:value="2792">
            <text:p>2792</text:p>
          </table:table-cell>
          <table:table-cell office:value-type="float" office:value="2846">
            <text:p>2846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601">
            <text:p>1601</text:p>
          </table:table-cell>
          <table:table-cell office:value-type="float" office:value="0">
            <text:p>0</text:p>
          </table:table-cell>
          <table:table-cell office:value-type="float" office:value="1560">
            <text:p>1560</text:p>
          </table:table-cell>
          <table:table-cell office:value-type="float" office:value="1603">
            <text:p>1603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581">
            <text:p>581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27">
            <text:p>827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49">
            <text:p>749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2">
            <text:p>732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1015">
            <text:p>1015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505">
            <text:p>3505</text:p>
          </table:table-cell>
          <table:table-cell office:value-type="float" office:value="0">
            <text:p>0</text:p>
          </table:table-cell>
          <table:table-cell office:value-type="float" office:value="3460">
            <text:p>3460</text:p>
          </table:table-cell>
          <table:table-cell office:value-type="float" office:value="3690">
            <text:p>369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28">
            <text:p>2128</text:p>
          </table:table-cell>
          <table:table-cell office:value-type="float" office:value="2200">
            <text:p>2200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124">
            <text:p>2124</text:p>
          </table:table-cell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office:value-type="float" office:value="2186">
            <text:p>2186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586">
            <text:p>4586</text:p>
          </table:table-cell>
          <table:table-cell office:value-type="float" office:value="0">
            <text:p>0</text:p>
          </table:table-cell>
          <table:table-cell office:value-type="float" office:value="4484">
            <text:p>4484</text:p>
          </table:table-cell>
          <table:table-cell office:value-type="float" office:value="4784">
            <text:p>4784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537">
            <text:p>1537</text:p>
          </table:table-cell>
          <table:table-cell office:value-type="float" office:value="1593">
            <text:p>1593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3236">
            <text:p>3236</text:p>
          </table:table-cell>
          <table:table-cell office:value-type="float" office:value="3316">
            <text:p>3316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61">
            <text:p>2561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2583">
            <text:p>2583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986">
            <text:p>3986</text:p>
          </table:table-cell>
          <table:table-cell office:value-type="float" office:value="0">
            <text:p>0</text:p>
          </table:table-cell>
          <table:table-cell office:value-type="float" office:value="3952">
            <text:p>3952</text:p>
          </table:table-cell>
          <table:table-cell office:value-type="float" office:value="4071">
            <text:p>4071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59">
            <text:p>559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3090">
            <text:p>3090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1830">
            <text:p>11830</text:p>
          </table:table-cell>
          <table:table-cell office:value-type="float" office:value="0">
            <text:p>0</text:p>
          </table:table-cell>
          <table:table-cell office:value-type="float" office:value="11532">
            <text:p>11532</text:p>
          </table:table-cell>
          <table:table-cell office:value-type="float" office:value="12260">
            <text:p>1226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 office:value-type="float" office:value="1">
            <text:p>1</text:p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2017">
            <text:p>2017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80">
            <text:p>1080</text:p>
          </table:table-cell>
          <table:table-cell office:value-type="float" office:value="1113">
            <text:p>1113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 office:value-type="float" office:value="1">
            <text:p>1</text:p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83">
            <text:p>683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50">
            <text:p>850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95">
            <text:p>1095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914">
            <text:p>914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291">
            <text:p>129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office:value-type="float" office:value="1323">
            <text:p>1323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1085">
            <text:p>11085</text:p>
          </table:table-cell>
          <table:table-cell office:value-type="float" office:value="0">
            <text:p>0</text:p>
          </table:table-cell>
          <table:table-cell office:value-type="float" office:value="10823">
            <text:p>10823</text:p>
          </table:table-cell>
          <table:table-cell office:value-type="float" office:value="11130">
            <text:p>11130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8012">
            <text:p>8012</text:p>
          </table:table-cell>
          <table:table-cell office:value-type="float" office:value="0">
            <text:p>0</text:p>
          </table:table-cell>
          <table:table-cell office:value-type="float" office:value="7832">
            <text:p>7832</text:p>
          </table:table-cell>
          <table:table-cell office:value-type="float" office:value="8051">
            <text:p>8051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030">
            <text:p>19030</text:p>
          </table:table-cell>
          <table:table-cell office:value-type="float" office:value="0">
            <text:p>0</text:p>
          </table:table-cell>
          <table:table-cell office:value-type="float" office:value="18671">
            <text:p>18671</text:p>
          </table:table-cell>
          <table:table-cell office:value-type="float" office:value="19480">
            <text:p>1948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 office:value-type="float" office:value="1">
            <text:p>1</text:p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593">
            <text:p>593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421">
            <text:p>421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 office:value-type="float" office:value="1">
            <text:p>1</text:p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63">
            <text:p>763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75">
            <text:p>475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77">
            <text:p>577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92">
            <text:p>2292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88">
            <text:p>588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18">
            <text:p>818</text:p>
          </table:table-cell>
          <table:table-cell table:formula="of:=IF(AND([.B441]&gt;[.E441];[.C441]=0);1;&quot;&quot;)" office:value-type="float" office:value="1">
            <text:p>1</text:p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1317">
            <text:p>1317</text:p>
          </table:table-cell>
          <table:table-cell office:value-type="float" office:value="1327">
            <text:p>1327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65">
            <text:p>1965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15">
            <text:p>1415</text:p>
          </table:table-cell>
          <table:table-cell office:value-type="float" office:value="1485">
            <text:p>1485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 office:value-type="float" office:value="1">
            <text:p>1</text:p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1006">
            <text:p>1006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388">
            <text:p>4388</text:p>
          </table:table-cell>
          <table:table-cell office:value-type="float" office:value="4445">
            <text:p>444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032">
            <text:p>2032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80">
            <text:p>2080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32">
            <text:p>1232</text:p>
          </table:table-cell>
          <table:table-cell office:value-type="float" office:value="1224">
            <text:p>1224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690">
            <text:p>7690</text:p>
          </table:table-cell>
          <table:table-cell office:value-type="float" office:value="0">
            <text:p>0</text:p>
          </table:table-cell>
          <table:table-cell office:value-type="float" office:value="7650">
            <text:p>7650</text:p>
          </table:table-cell>
          <table:table-cell office:value-type="float" office:value="7780">
            <text:p>778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427">
            <text:p>242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2529">
            <text:p>2529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671">
            <text:p>1671</text:p>
          </table:table-cell>
          <table:table-cell office:value-type="float" office:value="1">
            <text:p>1</text:p>
          </table:table-cell>
          <table:table-cell office:value-type="float" office:value="1634">
            <text:p>1634</text:p>
          </table:table-cell>
          <table:table-cell office:value-type="float" office:value="1664">
            <text:p>1664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431">
            <text:p>1431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831">
            <text:p>831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1504">
            <text:p>1504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40">
            <text:p>3640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3715">
            <text:p>3715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 office:value-type="float" office:value="1">
            <text:p>1</text:p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 office:value-type="float" office:value="1">
            <text:p>1</text:p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 office:value-type="float" office:value="1">
            <text:p>1</text:p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1216">
            <text:p>1216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 office:value-type="float" office:value="1">
            <text:p>1</text:p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37">
            <text:p>2637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2671">
            <text:p>2671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930">
            <text:p>3930</text:p>
          </table:table-cell>
          <table:table-cell office:value-type="float" office:value="0">
            <text:p>0</text:p>
          </table:table-cell>
          <table:table-cell office:value-type="float" office:value="3885">
            <text:p>3885</text:p>
          </table:table-cell>
          <table:table-cell office:value-type="float" office:value="4040">
            <text:p>4040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530">
            <text:p>5530</text:p>
          </table:table-cell>
          <table:table-cell office:value-type="float" office:value="0">
            <text:p>0</text:p>
          </table:table-cell>
          <table:table-cell office:value-type="float" office:value="5405">
            <text:p>5405</text:p>
          </table:table-cell>
          <table:table-cell office:value-type="float" office:value="5620">
            <text:p>562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1154">
            <text:p>1154</text:p>
          </table:table-cell>
          <table:table-cell office:value-type="float" office:value="1200">
            <text:p>1200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62">
            <text:p>2562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office:value-type="float" office:value="2691">
            <text:p>2691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 office:value-type="float" office:value="1">
            <text:p>1</text:p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2957">
            <text:p>2957</text:p>
          </table:table-cell>
          <table:table-cell office:value-type="float" office:value="3065">
            <text:p>3065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80">
            <text:p>4080</text:p>
          </table:table-cell>
          <table:table-cell office:value-type="float" office:value="4285">
            <text:p>4285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 office:value-type="float" office:value="1">
            <text:p>1</text:p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397">
            <text:p>7397</text:p>
          </table:table-cell>
          <table:table-cell office:value-type="float" office:value="0">
            <text:p>0</text:p>
          </table:table-cell>
          <table:table-cell office:value-type="float" office:value="7342">
            <text:p>7342</text:p>
          </table:table-cell>
          <table:table-cell office:value-type="float" office:value="7546">
            <text:p>7546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968">
            <text:p>968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office:value-type="float" office:value="962">
            <text:p>962</text:p>
          </table:table-cell>
          <table:table-cell office:value-type="float" office:value="1001">
            <text:p>1001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 office:value-type="float" office:value="1">
            <text:p>1</text:p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563">
            <text:p>2563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2581">
            <text:p>2581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080">
            <text:p>3080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3140">
            <text:p>314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 office:value-type="float" office:value="1">
            <text:p>1</text:p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25">
            <text:p>3725</text:p>
          </table:table-cell>
          <table:table-cell office:value-type="float" office:value="0">
            <text:p>0</text:p>
          </table:table-cell>
          <table:table-cell office:value-type="float" office:value="3666">
            <text:p>3666</text:p>
          </table:table-cell>
          <table:table-cell office:value-type="float" office:value="3735">
            <text:p>37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 office:value-type="float" office:value="1">
            <text:p>1</text:p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9215">
            <text:p>9215</text:p>
          </table:table-cell>
          <table:table-cell office:value-type="float" office:value="9810">
            <text:p>981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685">
            <text:p>368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755">
            <text:p>375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 office:value-type="float" office:value="1">
            <text:p>1</text:p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870">
            <text:p>3870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322">
            <text:p>2322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table:formula="of:=IF(AND([.B479]&gt;[.E479];[.C479]=0);1;&quot;&quot;)" office:value-type="float" office:value="1">
            <text:p>1</text:p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360">
            <text:p>3360</text:p>
          </table:table-cell>
          <table:table-cell office:value-type="float" office:value="0">
            <text:p>0</text:p>
          </table:table-cell>
          <table:table-cell office:value-type="float" office:value="3374">
            <text:p>3374</text:p>
          </table:table-cell>
          <table:table-cell office:value-type="float" office:value="3385">
            <text:p>3385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50620">
            <text:p>50620</text:p>
          </table:table-cell>
          <table:table-cell office:value-type="float" office:value="0">
            <text:p>0</text:p>
          </table:table-cell>
          <table:table-cell office:value-type="float" office:value="49303">
            <text:p>49303</text:p>
          </table:table-cell>
          <table:table-cell office:value-type="float" office:value="50290">
            <text:p>50290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870">
            <text:p>6870</text:p>
          </table:table-cell>
          <table:table-cell office:value-type="float" office:value="0">
            <text:p>0</text:p>
          </table:table-cell>
          <table:table-cell office:value-type="float" office:value="6879">
            <text:p>6879</text:p>
          </table:table-cell>
          <table:table-cell office:value-type="float" office:value="6952">
            <text:p>6952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506">
            <text:p>6506</text:p>
          </table:table-cell>
          <table:table-cell office:value-type="float" office:value="6820">
            <text:p>682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1">
          <table:table-cell table:number-columns-repeated="5"/>
          <table:table-cell table:formula="of:=SUM([.F2:.F484])" office:value-type="float" office:value="82">
            <text:p>82</text:p>
          </table:table-cell>
          <table:table-cell table:formula="of:=SUM([.G2:.G484])" office:value-type="float" office:value="22">
            <text:p>22</text:p>
          </table:table-cell>
          <table:table-cell table:formula="of:=SUM([.H2:.H484])" office:value-type="float" office:value="429">
            <text:p>429</text:p>
          </table:table-cell>
          <table:table-cell table:formula="of:=SUM([.I2:.I484])" office:value-type="float" office:value="2">
            <text:p>2</text:p>
          </table:table-cell>
          <table:table-cell table:formula="of:=SUM([.J2:.J484])" office:value-type="float" office:value="79">
            <text:p>79</text:p>
          </table:table-cell>
          <table:table-cell table:style-name="ce1" table:formula="of:=([.J485]/([.H485]+[.I485]))*100" office:value-type="float" office:value="18.3294663573086">
            <text:p>18.3294663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7T18:08:20</dc:date>
    <dc:creator>debian </dc:creator>
    <meta:generator>LibreOffice/3.5$Linux_x86 LibreOffice_project/350m1$Build-2</meta:generator>
    <meta:editing-duration>PT7M46S</meta:editing-duration>
    <meta:editing-cycles>6</meta:editing-cycles>
    <meta:document-statistic meta:table-count="1" meta:cell-count="4847" meta:object-count="0"/>
  </office:meta>
</office:document-meta>
</file>